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03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22cm"/>
    </style:style>
    <style:style style:name="co5" style:family="table-column">
      <style:table-column-properties fo:break-before="auto" style:column-width="0.309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1.591cm"/>
    </style:style>
    <style:style style:name="co8" style:family="table-column">
      <style:table-column-properties fo:break-before="auto" style:column-width="0.28cm"/>
    </style:style>
    <style:style style:name="co9" style:family="table-column">
      <style:table-column-properties fo:break-before="auto" style:column-width="2.025cm"/>
    </style:style>
    <style:style style:name="co10" style:family="table-column">
      <style:table-column-properties fo:break-before="auto" style:column-width="1.718cm"/>
    </style:style>
    <style:style style:name="co11" style:family="table-column">
      <style:table-column-properties fo:break-before="auto" style:column-width="1.573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12"/>
    <style:style style:name="ce2" style:family="table-cell" style:parent-style-name="Default">
      <style:table-cell-properties fo:background-color="#b3b3b3"/>
    </style:style>
    <style:style style:name="ce3" style:family="table-cell" style:parent-style-name="Default" style:data-style-name="N112">
      <style:table-cell-properties fo:background-color="#b3b3b3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10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cal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1" table:default-cell-style-name="Default"/>
        <table:table-row table:style-name="ro1">
          <table:table-cell/>
          <table:table-cell office:value-type="string" calcext:value-type="string">
            <text:p>PI 4 sig figures</text:p>
          </table:table-cell>
          <table:table-cell office:value-type="string" calcext:value-type="string">
            <text:p>PI first four</text:p>
          </table:table-cell>
          <table:table-cell office:value-type="string" calcext:value-type="string">
            <text:p>PI accurate</text:p>
          </table:table-cell>
          <table:table-cell/>
          <table:table-cell office:value-type="string" calcext:value-type="string">
            <text:p>Scaled 1</text:p>
          </table:table-cell>
          <table:table-cell office:value-type="string" calcext:value-type="string">
            <text:p>Scaled 1b</text:p>
          </table:table-cell>
          <table:table-cell/>
          <table:table-cell office:value-type="string" calcext:value-type="string">
            <text:p>Scaled 1</text:p>
          </table:table-cell>
          <table:table-cell/>
          <table:table-cell table:style-name="ce4" office:value-type="string" calcext:value-type="string">
            <text:p>Scaled Trunc 3 sig fig</text:p>
          </table:table-cell>
          <table:table-cell table:style-name="ce4" office:value-type="string" calcext:value-type="string">
            <text:p>Scaled Trunc 3 sig fig Rounded</text:p>
          </table:table-cell>
          <table:table-cell office:value-type="string" calcext:value-type="string">
            <text:p>6 sig figur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</text:p>
          </table:table-cell>
          <table:table-cell office:value-type="float" office:value="3.142" calcext:value-type="float">
            <text:p>3.142</text:p>
          </table:table-cell>
          <table:table-cell office:value-type="float" office:value="3.141" calcext:value-type="float">
            <text:p>3.141</text:p>
          </table:table-cell>
          <table:table-cell office:value-type="float" office:value="3.14159265358979" calcext:value-type="float">
            <text:p>3.14159265358979</text:p>
          </table:table-cell>
          <table:table-cell/>
          <table:table-cell table:number-columns-repeated="2" office:value-type="float" office:value="3142" calcext:value-type="float">
            <text:p>3142</text:p>
          </table:table-cell>
          <table:table-cell/>
          <table:table-cell office:value-type="float" office:value="3141.6" calcext:value-type="float">
            <text:p>3141.6</text:p>
          </table:table-cell>
          <table:table-cell table:number-columns-repeated="4"/>
          <table:table-cell office:value-type="float" office:value="3.14159265358979" calcext:value-type="float">
            <text:p>3.14159265358979</text:p>
          </table:table-cell>
          <table:table-cell office:value-type="float" office:value="31416" calcext:value-type="float">
            <text:p>31416</text:p>
          </table:table-cell>
          <table:table-cell table:number-columns-repeated="2" office:value-type="float" office:value="3142" calcext:value-type="float">
            <text:p>314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wheel diameter (mm)</text:p>
          </table:table-cell>
          <table:table-cell table:number-columns-repeated="3" office:value-type="float" office:value="32" calcext:value-type="float">
            <text:p>32</text:p>
          </table:table-cell>
          <table:table-cell/>
          <table:table-cell table:number-columns-repeated="2" office:value-type="float" office:value="32000" calcext:value-type="float">
            <text:p>32000</text:p>
          </table:table-cell>
          <table:table-cell office:value-type="string" calcext:value-type="string">
            <text:p>µm</text:p>
          </table:table-cell>
          <table:table-cell office:value-type="float" office:value="32000" calcext:value-type="float">
            <text:p>32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eel circumference (mm)</text:p>
          </table:table-cell>
          <table:table-cell table:formula="of:=[.B2]*[.B3]" office:value-type="float" office:value="100.544" calcext:value-type="float">
            <text:p>100.544</text:p>
          </table:table-cell>
          <table:table-cell table:formula="of:=[.C2]*[.C3]" office:value-type="float" office:value="100.512" calcext:value-type="float">
            <text:p>100.512</text:p>
          </table:table-cell>
          <table:table-cell table:formula="of:=[.D2]*[.D3]" office:value-type="float" office:value="100.530964914873" calcext:value-type="float">
            <text:p>100.530964914873</text:p>
          </table:table-cell>
          <table:table-cell/>
          <table:table-cell table:formula="of:=[.F2]*[.F3]" office:value-type="float" office:value="100544000" calcext:value-type="float">
            <text:p>100544000</text:p>
          </table:table-cell>
          <table:table-cell table:formula="of:=[.G2]*[.G3]" office:value-type="float" office:value="100544000" calcext:value-type="float">
            <text:p>100544000</text:p>
          </table:table-cell>
          <table:table-cell office:value-type="string" calcext:value-type="string">
            <text:p>nm</text:p>
          </table:table-cell>
          <table:table-cell table:formula="of:=[.I2]*[.I3]" office:value-type="float" office:value="100531200" calcext:value-type="float">
            <text:p>100531200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formula="of:=[.G4]/10000" office:value-type="float" office:value="10054.4" calcext:value-type="float">
            <text:p>10054.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ncoder pulses</text:p>
          </table:table-cell>
          <table:table-cell table:number-columns-repeated="3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ar ratio</text:p>
          </table:table-cell>
          <table:table-cell table:number-columns-repeated="3" office:value-type="float" office:value="19.54" calcext:value-type="float">
            <text:p>19.54</text:p>
          </table:table-cell>
          <table:table-cell/>
          <table:table-cell office:value-type="float" office:value="19540" calcext:value-type="float">
            <text:p>19540</text:p>
          </table:table-cell>
          <table:table-cell/>
          <table:table-cell office:value-type="string" calcext:value-type="string">
            <text:p>x1000</text:p>
          </table:table-cell>
          <table:table-cell office:value-type="float" office:value="19540" calcext:value-type="float">
            <text:p>195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lses per wheel rev</text:p>
          </table:table-cell>
          <table:table-cell table:formula="of:=[.B6]*[.B7]" office:value-type="float" office:value="234.48" calcext:value-type="float">
            <text:p>234.48</text:p>
          </table:table-cell>
          <table:table-cell table:formula="of:=[.C6]*[.C7]" office:value-type="float" office:value="234.48" calcext:value-type="float">
            <text:p>234.48</text:p>
          </table:table-cell>
          <table:table-cell table:formula="of:=[.D6]*[.D7]" office:value-type="float" office:value="234.48" calcext:value-type="float">
            <text:p>234.48</text:p>
          </table:table-cell>
          <table:table-cell/>
          <table:table-cell table:formula="of:=[.F6]*[.F7]" office:value-type="float" office:value="234480" calcext:value-type="float">
            <text:p>234480</text:p>
          </table:table-cell>
          <table:table-cell/>
          <table:table-cell office:value-type="string" calcext:value-type="string">
            <text:p>x1000</text:p>
          </table:table-cell>
          <table:table-cell table:formula="of:=[.I6]*[.I7]" office:value-type="float" office:value="234480" calcext:value-type="float">
            <text:p>234480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formula="of:=[.G4]/[.F7]" office:value-type="float" office:value="5145.54759467758" calcext:value-type="float">
            <text:p>5145.547594677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m per count (nominal)</text:p>
          </table:table-cell>
          <table:table-cell table:formula="of:=[.B4]/[.B8]" office:value-type="float" office:value="0.428795632889799" calcext:value-type="float">
            <text:p>0.428795632889799</text:p>
          </table:table-cell>
          <table:table-cell table:formula="of:=[.C4]/[.C8]" office:value-type="float" office:value="0.428659160696008" calcext:value-type="float">
            <text:p>0.428659160696008</text:p>
          </table:table-cell>
          <table:table-cell table:formula="of:=[.D4]/[.D8]" office:value-type="float" office:value="0.428740041431565" calcext:value-type="float">
            <text:p>0.428740041431565</text:p>
          </table:table-cell>
          <table:table-cell/>
          <table:table-cell table:formula="of:=[.F4]/[.F8]" office:value-type="float" office:value="428.795632889799" calcext:value-type="float">
            <text:p>428.795632889799</text:p>
          </table:table-cell>
          <table:table-cell table:formula="of:=[.G9]/[.F6]" office:value-type="float" office:value="428.795632889799" calcext:value-type="float">
            <text:p>428.795632889799</text:p>
          </table:table-cell>
          <table:table-cell office:value-type="string" calcext:value-type="string">
            <text:p>um/count</text:p>
          </table:table-cell>
          <table:table-cell table:formula="of:=[.I4]/[.I8]" office:value-type="float" office:value="428.741044012283" calcext:value-type="float">
            <text:p>428.741044012283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28.795" calcext:value-type="float">
            <text:p>428.795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percentage accuracy</text:p>
          </table:table-cell>
          <table:table-cell table:style-name="ce1" table:formula="of:=[.B10]/[.$D$10]-1" office:value-type="percentage" office:value="0.000129662389471319" calcext:value-type="percentage">
            <text:p>0.0130%</text:p>
          </table:table-cell>
          <table:table-cell table:style-name="ce1" table:formula="of:=[.C10]/[.$D$10]-1" office:value-type="percentage" office:value="-0.000188647496712435" calcext:value-type="percentage">
            <text:p>-0.0189%</text:p>
          </table:table-cell>
          <table:table-cell table:style-name="ce1" table:formula="of:=[.D10]/[.$D$10]-1" office:value-type="percentage" office:value="0" calcext:value-type="percentage">
            <text:p>0.0000%</text:p>
          </table:table-cell>
          <table:table-cell table:style-name="ce3"/>
          <table:table-cell table:style-name="ce1" table:formula="of:=[.F10]/([.$D$10]*1000)-1" office:value-type="percentage" office:value="0.000129662389471319" calcext:value-type="percentage">
            <text:p>0.0130%</text:p>
          </table:table-cell>
          <table:table-cell table:style-name="ce1" table:number-columns-repeated="2"/>
          <table:table-cell table:style-name="ce1" table:formula="of:=[.I10]/([.$D$10]*1000)-1" office:value-type="percentage" office:value="0.00000233843499763964" calcext:value-type="percentage">
            <text:p>0.0002%</text:p>
          </table:table-cell>
          <table:table-cell table:style-name="ce1"/>
          <table:table-cell table:style-name="ce1" table:formula="of:=[.K10]/([.$D$10]*1000)-1" office:value-type="percentage" office:value="-0.00172608424698029" calcext:value-type="percentage">
            <text:p>-0.1726%</text:p>
          </table:table-cell>
          <table:table-cell table:style-name="ce1" table:formula="of:=[.L10]/([.$D$10]*1000)-1" office:value-type="percentage" office:value="0.000606331444031438" calcext:value-type="percentage">
            <text:p>0.0606%</text:p>
          </table:table-cell>
          <table:table-cell table:style-name="ce1" table:formula="of:=[.M10]/([.$D$10]*1000)-1" office:value-type="percentage" office:value="0.000128186227374094" calcext:value-type="percentage">
            <text:p>0.0128%</text:p>
          </table:table-cell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egrees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1000000*65536/4" office:value-type="float" office:value="16384000000" calcext:value-type="float">
            <text:p>16384000000</text:p>
          </table:table-cell>
          <table:table-cell table:number-columns-repeated="8"/>
          <table:table-cell table:style-name="ce5" office:value-type="float" office:value="180000000" calcext:value-type="float">
            <text:p>180.00E+06</text:p>
          </table:table-cell>
          <table:table-cell table:style-name="ce5" office:value-type="float" office:value="90000000" calcext:value-type="float">
            <text:p>90.00E+06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ouse radiu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2" office:value-type="float" office:value="37000" calcext:value-type="float">
            <text:p>37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ircumference mm</text:p>
          </table:table-cell>
          <table:table-cell table:formula="of:=2*[.B2]*[.B15]" office:value-type="float" office:value="232.508" calcext:value-type="float">
            <text:p>232.508</text:p>
          </table:table-cell>
          <table:table-cell/>
          <table:table-cell table:formula="of:=2*[.D2]*[.D15]" office:value-type="float" office:value="232.477856365644" calcext:value-type="float">
            <text:p>232.477856365644</text:p>
          </table:table-cell>
          <table:table-cell/>
          <table:table-cell table:formula="of:=[.F2]*[.F15]" office:value-type="float" office:value="116254000" calcext:value-type="float">
            <text:p>116254000</text:p>
          </table:table-cell>
          <table:table-cell table:number-columns-repeated="6"/>
          <table:table-cell office:value-type="string" calcext:value-type="string">
            <text:p>mm</text:p>
          </table:table-cell>
          <table:table-cell table:formula="of:=2*[.N2]*[.N15]" office:value-type="float" office:value="232.477856365644" calcext:value-type="float">
            <text:p>232.477856365644</text:p>
          </table:table-cell>
          <table:table-cell table:formula="of:=2*[.O2]*[.O15]" office:value-type="float" office:value="2324784000" calcext:value-type="float">
            <text:p>2324784000</text:p>
          </table:table-cell>
          <table:table-cell table:formula="of:=[.P2]*[.P15]" office:value-type="float" office:value="116254000" calcext:value-type="float">
            <text:p>116254000</text:p>
          </table:table-cell>
          <table:table-cell office:value-type="string" calcext:value-type="string">
            <text:p>hal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ircumference µm</text:p>
          </table:table-cell>
          <table:table-cell table:number-columns-repeated="4"/>
          <table:table-cell table:formula="of:=[.F16]/10000" office:value-type="float" office:value="11625.4" calcext:value-type="float">
            <text:p>11625.4</text:p>
          </table:table-cell>
          <table:table-cell table:number-columns-repeated="8"/>
          <table:table-cell table:formula="of:=[.O16]/10000" office:value-type="float" office:value="232478.4" calcext:value-type="float">
            <text:p>232478.4</text:p>
          </table:table-cell>
          <table:table-cell table:formula="of:=[.P16]/10000" office:value-type="float" office:value="11625.4" calcext:value-type="float">
            <text:p>11625.4</text:p>
          </table:table-cell>
          <table:table-cell office:value-type="string" calcext:value-type="string">
            <text:p>half circumferenc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g/mm difference</text:p>
          </table:table-cell>
          <table:table-cell table:formula="of:=([.B13]/2)/([.B2]*[.B15])" office:value-type="float" office:value="0.774166910385879" calcext:value-type="float">
            <text:p>0.774166910385879</text:p>
          </table:table-cell>
          <table:table-cell/>
          <table:table-cell table:formula="of:=([.D13]/2)/([.D2]*[.D15])" office:value-type="float" office:value="0.774267290717329" calcext:value-type="float">
            <text:p>0.774267290717329</text:p>
          </table:table-cell>
          <table:table-cell/>
          <table:table-cell table:formula="of:=[.F13]/[.F17]" office:value-type="float" office:value="1409327.85108469" calcext:value-type="float">
            <text:p>1409327.85108469</text:p>
          </table:table-cell>
          <table:table-cell office:value-type="string" calcext:value-type="string">
            <text:p>Assuming 65536 in a circle</text:p>
          </table:table-cell>
          <table:table-cell table:number-columns-repeated="6"/>
          <table:table-cell table:formula="of:=180/[.N16]" office:value-type="float" office:value="0.774267290717329" calcext:value-type="float">
            <text:p>0.774267290717329</text:p>
          </table:table-cell>
          <table:table-cell table:formula="of:=[.O13]/[.O17]" office:value-type="float" office:value="774.265480147833" calcext:value-type="float">
            <text:p>774.265480147833</text:p>
          </table:table-cell>
          <table:table-cell table:formula="of:=[.P13]/[.P17]" office:value-type="float" office:value="7741.66910385879" calcext:value-type="float">
            <text:p>7741.66910385879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([.O18]/FLOOR([.O18]))-1" office:value-type="float" office:value="0.000342997607019502" calcext:value-type="float">
            <text:p>0.00034299760702</text:p>
          </table:table-cell>
          <table:table-cell table:formula="of:=([.P18]/FLOOR([.P18]))-1" office:value-type="float" office:value="0.0000864363594874629" calcext:value-type="float">
            <text:p>8.64363594874629E-0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" table:formula="of:=[.O18]/FLOOR([.O18])-1" office:value-type="percentage" office:value="0.000342997607019502" calcext:value-type="percentage">
            <text:p>0.03%</text:p>
          </table:table-cell>
          <table:table-cell table:style-name="ce6" table:formula="of:=[.P18]/FLOOR([.P18])-1" office:value-type="percentage" office:value="0.0000864363594874629" calcext:value-type="percentage">
            <text:p>0.01%</text:p>
          </table:table-cell>
          <table:table-cell table:number-columns-repeated="100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ed" table:style-name="ta1">
        <table:table-column table:style-name="co3" table:number-columns-repeated="2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/s</text:p>
          </table:table-cell>
        </table:table-row>
        <table:table-row table:style-name="ro2">
          <table:table-cell table:formula="of:=[$Scaling.K10]" office:value-type="float" office:value="428" calcext:value-type="float">
            <text:p>428</text:p>
          </table:table-cell>
          <table:table-cell office:value-type="string" calcext:value-type="string">
            <text:p>um/count</text:p>
          </table:table-cell>
        </table:table-row>
        <table:table-row table:style-name="ro2">
          <table:table-cell table:formula="of:=1/[.A2]" office:value-type="float" office:value="0.00233644859813084" calcext:value-type="float">
            <text:p>0.002336448598131</text:p>
          </table:table-cell>
          <table:table-cell office:value-type="string" calcext:value-type="string">
            <text:p>counts per um</text:p>
          </table:table-cell>
        </table:table-row>
        <table:table-row table:style-name="ro2">
          <table:table-cell table:formula="of:=1000*[.A3]" office:value-type="float" office:value="2.33644859813084" calcext:value-type="float">
            <text:p>2.33644859813084</text:p>
          </table:table-cell>
          <table:table-cell office:value-type="string" calcext:value-type="string">
            <text:p>2.33 counts per mm</text:p>
          </table:table-cell>
        </table:table-row>
        <table:table-row table:style-name="ro2">
          <table:table-cell table:formula="of:=[.A4]*1000" office:value-type="float" office:value="2336.44859813084" calcext:value-type="float">
            <text:p>2336.44859813084</text:p>
          </table:table-cell>
          <table:table-cell office:value-type="string" calcext:value-type="string">
            <text:p>counts per m</text:p>
          </table:table-cell>
        </table:table-row>
        <table:table-row table:style-name="ro2">
          <table:table-cell table:formula="of:=[.A5]" office:value-type="float" office:value="2336.44859813084" calcext:value-type="float">
            <text:p>2336.44859813084</text:p>
          </table:table-cell>
          <table:table-cell office:value-type="string" calcext:value-type="string">
            <text:p>counts per second at 1 m/s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Loop Freq</text:p>
          </table:table-cell>
        </table:table-row>
        <table:table-row table:style-name="ro2">
          <table:table-cell table:formula="of:=[.A6]/[.A7]" office:value-type="float" office:value="4.67289719626168" calcext:value-type="float">
            <text:p>4.67289719626168</text:p>
          </table:table-cell>
          <table:table-cell office:value-type="string" calcext:value-type="string">
            <text:p>counts per systi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3" number:min-decimal-places="3" number:min-integer-digits="1"/>
      <number:text>%</number:text>
    </number:percentage-style>
    <number:percentage-style style:name="N112">
      <number:number number:decimal-places="4" number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5">00/00/0000</text:date>, <text:time style:data-style-name="N2" text:time-value="20:04:00.854985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2-20T10:46:13.940718329</meta:creation-date>
    <dc:date>2023-03-05T11:14:00.799568538</dc:date>
    <meta:editing-duration>P5DT16H41M25S</meta:editing-duration>
    <meta:editing-cycles>4</meta:editing-cycles>
    <meta:generator>LibreOffice/7.0.3.1$MacOSX_X86_64 LibreOffice_project/d7547858d014d4cf69878db179d326fc3483e082</meta:generator>
    <meta:document-statistic meta:table-count="2" meta:cell-count="133" meta:object-count="0"/>
  </office:meta>
</office:document-meta>
</file>